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aiting Your Turn: Wait Times for Health Care in Canada, 2024 Report. In 2024, physicians across Canada reported a median wait time of 30.0 weeks between a referral from a GP and receipt of treatment. Up from 27.7 in 2023. This is 222% longer than the 9.3 week wait Canadian patients could expect in 199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06:45:24.165927118</meta:creation-date>
    <meta:editing-duration>PT7M57S</meta:editing-duration>
    <meta:editing-cycles>3</meta:editing-cycles>
    <meta:generator>LibreOffice/25.8.3.2$Linux_X86_64 LibreOffice_project/580$Build-2</meta:generator>
    <dc:title>Blank Half Inch Margin</dc:title>
    <dc:date>2025-12-10T07:30:26.571908158</dc:date>
    <meta:document-statistic meta:table-count="0" meta:image-count="0" meta:object-count="0" meta:page-count="1" meta:paragraph-count="1" meta:word-count="55" meta:character-count="305" meta:non-whitespace-character-count="251"/>
    <meta:template xlink:type="simple" xlink:actuate="onRequest" xlink:title="Blank Half Inch Margin" xlink:href="../../../Templates/Blank%20Half%20Inch%20Margin.ott" meta:date="2025-12-10T06:45:23.730035130"/>
  </office:meta>
</office:document-meta>
</file>